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88c" officeooo:paragraph-rsid="0009788c"/>
    </style:style>
    <style:style style:name="P2" style:family="paragraph" style:parent-style-name="Standard">
      <style:text-properties officeooo:rsid="0009788c" officeooo:paragraph-rsid="0009788c"/>
    </style:style>
    <style:style style:name="P3" style:family="paragraph" style:parent-style-name="Standard">
      <style:text-properties officeooo:rsid="0009788c" officeooo:paragraph-rsid="000a0c40"/>
    </style:style>
    <style:style style:name="P4" style:family="paragraph" style:parent-style-name="Standard">
      <style:text-properties officeooo:rsid="000a0c40" officeooo:paragraph-rsid="000a0c40"/>
    </style:style>
    <style:style style:name="T1" style:family="text">
      <style:text-properties officeooo:rsid="000a0c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UTH IT NETWORK INSTRUCTIONS <text:s/></text:p>
      <text:p text:style-name="P4"/>
      <text:p text:style-name="P4">Please read all instructions. <text:s/>This is an open source project, there is no guarantee of any kind provided by the authors of the software. <text:s/>Please understand and be aware of all risks related with smart contract errors. <text:s/>Use at your own risk! <text:s text:c="2"/></text:p>
      <text:p text:style-name="P4"/>
      <text:p text:style-name="P1"/>
      <text:p text:style-name="P1">TRUTH PROVIDER INSTRUCTIONS </text:p>
      <text:p text:style-name="P1"/>
      <text:p text:style-name="P1">1) Register an address by pressing “Join Network” <text:s/>and depositing the required coin. <text:s/>The deposit is returned in full at any time by pressing “Leave Network”. <text:s/>A small “rent” payment for storing your registration data is also required by the solana network. <text:s/>This will be returned with your deposit when you leave the network. <text:s/><text:span text:style-name="T1">An address can rejoin the network at any time by re-depositing the required deposit. <text:s/></text:span></text:p>
      <text:p text:style-name="P1"/>
      <text:p text:style-name="P1">2) <text:s/>The questions available for voting and the total rewards are displayed.</text:p>
      <text:p text:style-name="P1"/>
      <text:p text:style-name="P1"><text:s text:c="5"/>Voting requires two separate actions, a “commit” in which your vote is committed and hidden with a password, and the second in which your password is used to reveal your vote. <text:s/>Both actions must be made in the required time periods in order to be eligible for your share of the question’s reward.</text:p>
      <text:p text:style-name="P1"/>
      <text:p text:style-name="P1"><text:s text:c="5"/><text:span text:style-name="T1">The reputation score associated with an address increases with both revealed votes (any revealed vote) and with those votes which are in agreement with consensus (“correct votes”). <text:s/>Only these correct votes are rewarded with the funds placed in the question address. <text:s text:c="2"/></text:span></text:p>
      <text:p text:style-name="P1"/>
      <text:p text:style-name="P3"><text:s text:c="5"/><text:span text:style-name="T1">Funds can be added to the address associated with a question at any time before funds are distributed, by any party. <text:s/></text:span></text:p>
      <text:p text:style-name="P3"/>
      <text:p text:style-name="P3"><text:span text:style-name="T1"><text:s text:c="5"/>A question can be deleted by the question creator at any time after the funds are distributed, upon which the rent payment associated with the data of the question can be reclaimed. <text:s text:c="2"/></text:span></text:p>
      <text:p text:style-name="P3"/>
      <text:p text:style-name="P3"><text:span text:style-name="T1">GUIDELINES <text:s/></text:span></text:p>
      <text:p text:style-name="P3"/>
      <text:p text:style-name="P3"><text:span text:style-name="T1">1) Question creators: <text:s/>Make sure your question is in the form of a true or false statement.</text:span></text:p>
      <text:p text:style-name="P3"/>
      <text:p text:style-name="P3"><text:span text:style-name="T1">2) Truth providers: <text:s/>To receive your reward you must vote with the majority.</text:span></text:p>
      <text:p text:style-name="P3"/>
      <text:p text:style-name="P3"><text:span text:style-name="T1"><text:s text:c="3"/></text:span></text:p>
      <text:p text:style-name="P1"/>
      <text:p text:style-name="P1"><text:s text:c="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1:00:50.667999515</meta:creation-date>
    <dc:date>2025-04-29T14:32:53.516844387</dc:date>
    <meta:editing-duration>P1DT5H26M55S</meta:editing-duration>
    <meta:editing-cycles>2</meta:editing-cycles>
    <meta:generator>LibreOffice/7.4.7.2$Linux_X86_64 LibreOffice_project/40$Build-2</meta:generator>
    <meta:document-statistic meta:table-count="0" meta:image-count="0" meta:object-count="0" meta:page-count="1" meta:paragraph-count="14" meta:word-count="307" meta:character-count="1866" meta:non-whitespace-character-count="1512"/>
  </office:meta>
</office:document-meta>
</file>